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Україна: Стійка духом країна на шляху до свободи і процвітання**</text:p>
      <text:p text:style-name="P1"/>
      <text:p text:style-name="P1">Україна, країна з віковою історією та непересічною культурою, знову опинилася під тінню війни та конфлікту. Після окупації Криму та Донецької області, Україна стала свідком нападу іноземної агресії, що призвела до повномасштабної війни з Росією 24 лютого 2024 року. Ця війна, яка принесла страждання та горе для мільйонів українців, вимагає великої сили волі та стійкості з боку українського народу.</text:p>
      <text:p text:style-name="P1"/>
      <text:p text:style-name="P1">**Історія сучасної України**</text:p>
      <text:p text:style-name="P1"/>
      <text:p text:style-name="P1">Україна, заснована на багатовікових традиціях та духовному надбанні, завжди була країною, що боролася за свою незалежність та суверенітет. Протягом останніх десятиліть Україна виконувала складний шлях до становлення себе як сучасної держави, зіштовхуючись з численними викликами та перешкодами.</text:p>
      <text:p text:style-name="P1"/>
      <text:p text:style-name="P1">Однак, найбільш трагічними подіями в історії сучасної України стали окупація Криму та початок військового конфлікту на сході країни в Донецькій та Луганській областях. Ці події призвели до глибоких розділень у суспільстві та великих людських втрат.</text:p>
      <text:p text:style-name="P1"/>
      <text:p text:style-name="P1">**Війна та супротив**</text:p>
      <text:p text:style-name="P1"/>
      <text:p text:style-name="P1">З 24 лютого 2024 року, Україна стала ареною повномасштабного військового конфлікту з Росією, яка вторглася на територію країни під фальшивими претекстами та безжалісною агресією. Цей конфлікт приніс невимовне страждання для місцевого населення, руйнацію міст та сіл, а також тисячі загиблих і поранених.</text:p>
      <text:p text:style-name="P1"/>
      <text:p text:style-name="P1">Незважаючи на великі втрати та важкі обставини, український народ виявив неймовірну стійкість та силу волі в боротьбі за свою свободу та незалежність. Місцеві жителі, військовослужбовці та добровольці є героями цієї війни, захищаючи країну від зовнішньої агресії та обороняючи її територіальну цілісність.</text:p>
      <text:p text:style-name="P1"/>
      <text:p text:style-name="P1">**Міжнародна реакція та підтримка**</text:p>
      <text:p text:style-name="P1"/>
      <text:p text:style-name="P1">Міжнародна спільнота реагувала на конфлікт в Україні засудженням російської агресії та наданням підтримки українському народу. Санкції проти Росії були введені численними країнами з метою зупинити агресію та покарати порушників міжнародного права.</text:p>
      <text:p text:style-name="P1"/>
      <text:p text:style-name="P1">Крім того, міжнародні організації та гуманітарні організації активно працюють на території України, надаючи гуманітарну допомогу та медичну допомогу постраждалим від війни.</text:p>
      <text:p text:style-name="P1"/>
      <text:p text:style-name="P1">**Шлях до миру та відновлення**</text:p>
      <text:p text:style-name="P1"/>
      <text:p text:style-name="P1">Незважаючи на тяжкі обставини, Україна залишається впевненою у своєму шляху до миру, стабільності та процвітання. Понад усе, український народ виявляє силу та рішучість у боротьбі за свої права та свободи.</text:p>
      <text:p text:style-name="P1"/>
      <text:p text:style-name="P1">Зусилля з міжнародної спільноти та власні усили українського народу ведуть до відновлення миру та стабільності на території країни. Невпинна підтримка демократії, прав людини та правової держави сприятиме процесу відновлення та буде основою для майбутнього успіху України.</text:p>
      <text:p text:style-name="P1"/>
      <text:p text:style-name="P1">Україна залишається символом силового духу та бажання народу боротися за свою свободу <text:soft-page-break/>та незалежність. Ця країна, що пережила багато випробувань, має потенціал стати сучасним, процвітаючим державою у серці Європи, яка ділиться цінностями демократії, миру та свободи з усім світ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aliia Osman</meta:initial-creator>
    <meta:creation-date>2024-03-07T17:55:09.34</meta:creation-date>
    <dc:date>2024-03-11T22:48:35.83</dc:date>
    <dc:creator>Nataliia Osman</dc:creator>
    <meta:editing-duration>PT1H54M16S</meta:editing-duration>
    <meta:editing-cycles>3</meta:editing-cycles>
    <meta:generator>OpenOffice/4.1.14$Win32 OpenOffice.org_project/4114m1$Build-9811</meta:generator>
    <meta:document-statistic meta:table-count="0" meta:image-count="0" meta:object-count="0" meta:page-count="2" meta:paragraph-count="15" meta:word-count="395" meta:character-count="2906"/>
  </office:meta>
</office:document-meta>
</file>